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798cm" fo:min-width="4.75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108cm" fo:min-width="4.06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de59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dee6e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985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1.248cm" svg:x="15.287cm" svg:y="9.594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5.08cm" svg:height="1.904cm" svg:x="3.857cm" svg:y="3.54cm">
          <text:p text:style-name="P5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4.445cm" svg:height="1.588cm" svg:x="15.686cm" svg:y="4.175cm">
          <text:p text:style-name="P5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5.018cm" svg:height="3.81cm" svg:x="3.919cm" svg:y="8.619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4.128cm" svg:height="1.905cm" svg:x="15.922cm" svg:y="13.7cm">
          <text:p text:style-name="P5">Secrets</text:p>
          <text:p text:style-name="P5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" draw:id="id5" draw:layer="layout" svg:width="3.811cm" svg:height="1.905cm" svg:x="4.553cm" svg:y="9.889cm">
          <text:p text:style-name="P3">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" draw:id="id6" draw:layer="layout" svg:width="3.842cm" svg:height="1.904cm" svg:x="4.492cm" svg:y="13.701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curve" svg:x1="17.908cm" svg:y1="5.763cm" svg:x2="18.016cm" svg:y2="9.594cm" draw:start-shape="id1" draw:start-glue-point="2" draw:end-shape="id2" draw:end-glue-point="0" svg:d="M17908 5763c0 2874 108 959 108 3831" svg:viewBox="0 0 109 3832">
          <text:p/>
        </draw:connector>
        <draw:connector draw:style-name="gr9" draw:text-style-name="P10" draw:layer="layout" draw:type="curve" svg:x1="6.428cm" svg:y1="8.619cm" svg:x2="6.397cm" svg:y2="5.444cm" draw:start-shape="id3" draw:start-glue-point="0" draw:end-shape="id4" draw:end-glue-point="2" svg:d="M6428 8619c0-2380-31-793-31-3175" svg:viewBox="0 0 32 3176">
          <text:p/>
        </draw:connector>
        <draw:connector draw:style-name="gr9" draw:text-style-name="P10" draw:layer="layout" draw:type="curve" svg:x1="6.458cm" svg:y1="11.794cm" svg:x2="6.413cm" svg:y2="13.701cm" draw:start-shape="id5" draw:start-glue-point="2" draw:end-shape="id6" draw:end-glue-point="0" svg:d="M6458 11794c0 1431-45 478-45 1907" svg:viewBox="0 0 46 1908">
          <text:p/>
        </draw:connector>
        <draw:frame draw:style-name="gr10" draw:text-style-name="P11" draw:layer="layout" svg:width="3.89cm" svg:height="0.962cm" svg:x="10.207cm" svg:y="9.11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303cm" svg:y="12.43cm">
          <draw:text-box>
            <text:p>retrieves</text:p>
            <text:p>shard</text:p>
          </draw:text-box>
        </draw:frame>
        <draw:frame draw:style-name="gr12" draw:text-style-name="P10" draw:layer="layout" svg:width="1.348cm" svg:height="1.348cm" svg:x="7.35cm" svg:y="3.85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10" draw:layer="layout" svg:width="1.348cm" svg:height="1.348cm" svg:x="18.062cm" svg:y="4.39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347cm" svg:y="6.08cm">
          <draw:text-box>
            <text:p>transaction</text:p>
          </draw:text-box>
        </draw:frame>
        <draw:frame draw:style-name="gr14" draw:text-style-name="P13" draw:layer="layout" svg:width="13.018cm" svg:height="1.228cm" svg:x="7.032cm" svg:y="1.677cm">
          <draw:text-box>
            <text:p text:style-name="P12"><text:span text:style-name="T1">SDT Platform – Block Composite</text:span></text:p>
          </draw:text-box>
        </draw:frame>
        <draw:frame draw:style-name="gr15" draw:text-style-name="P11" draw:layer="layout" svg:width="2.16cm" svg:height="0.962cm" svg:x="6.777cm" svg:y="12.738cm">
          <draw:text-box>
            <text:p>writes</text:p>
          </draw:text-box>
        </draw:frame>
        <draw:connector draw:style-name="gr9" draw:text-style-name="P10" draw:layer="layout" draw:type="curve" svg:x1="6.428cm" svg:y1="8.619cm" svg:x2="15.686cm" svg:y2="4.969cm" draw:start-shape="id3" draw:start-glue-point="0" draw:end-shape="id1" draw:end-glue-point="3" svg:d="M6428 8619c0-2434 3086-3650 9258-3650" svg:viewBox="0 0 9259 3651">
          <text:p/>
        </draw:connector>
        <draw:connector draw:style-name="gr9" draw:text-style-name="P10" draw:layer="layout" draw:type="curve" svg:x1="8.937cm" svg:y1="10.524cm" svg:x2="15.922cm" svg:y2="14.652cm" draw:start-shape="id3" draw:start-glue-point="1" draw:end-shape="id7" draw:end-glue-point="3" svg:d="M8937 10524c5239 0 1747 4128 6985 4128" svg:viewBox="0 0 6986 4129">
          <text:p/>
        </draw:connector>
        <draw:connector draw:style-name="gr9" draw:text-style-name="P10" draw:layer="layout" draw:type="curve" svg:x1="15.287cm" svg:y1="10.218cm" svg:x2="8.937cm" svg:y2="10.524cm" draw:start-shape="id2" draw:start-glue-point="3" draw:end-shape="id3" draw:end-glue-point="1" svg:d="M15287 10218c-4762 0-1588 306-6350 306" svg:viewBox="0 0 6351 307">
          <text:p/>
        </draw:connector>
        <draw:frame draw:style-name="gr11" draw:text-style-name="P11" draw:layer="layout" svg:width="2.937cm" svg:height="1.673cm" svg:x="8.223cm" svg:y="6.08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4.218cm" svg:y="3.727cm">
          <draw:text-box>
            <text:p>External Cosigner</text:p>
          </draw:text-box>
        </draw:frame>
        <draw:frame draw:style-name="gr12" draw:text-style-name="P10" draw:layer="layout" svg:width="1.348cm" svg:height="1.348cm" svg:x="18.463cm" svg:y="14.01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9" draw:text-style-name="P10" draw:layer="layout" draw:type="curve" svg:x1="18.016cm" svg:y1="10.842cm" svg:x2="17.986cm" svg:y2="13.7cm" draw:start-shape="id2" draw:start-glue-point="2" draw:end-shape="id7" draw:end-glue-point="0" svg:d="M18016 10842c0 2143-30 715-30 2858" svg:viewBox="0 0 31 28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21:43:23.714897689</dc:date>
    <meta:editing-duration>PT3H53M51S</meta:editing-duration>
    <meta:editing-cycles>39</meta:editing-cycles>
    <meta:generator>LibreOffice/24.8.3.2$Linux_X86_64 LibreOffice_project/e14c9fdd1f585efcbb2c5363087a99d20928d522</meta:generator>
    <meta:document-statistic meta:object-count="25"/>
  </office:meta>
</office:document-meta>
</file>